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pple Color Emoji" svg:font-family="Apple Color Emoji"/>
    <style:font-face style:name="Menlo" svg:font-family="Menlo"/>
    <style:font-face style:name="Monaco" svg:font-family="Monaco"/>
    <style:font-face style:name="Times New Roman" svg:font-family="Times New Roman"/>
  </office:font-face-decls>
  <office:automatic-styles>
    <style:style style:name="P1" style:family="paragraph" style:parent-style-name="Standard">
      <style:paragraph-properties fo:line-height="200%"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Times New Roman" fo:font-size="12.0pt"/>
    </style:style>
    <style:style style:name="P2" style:family="paragraph" style:parent-style-name="Standard">
      <style:paragraph-properties fo:margin-left="0.5000in" fo:text-indent="-0.5000in" fo:line-height="200%">
        <style:tab-stops>
          <style:tab-stop style:position="0.1528in"/>
          <style:tab-stop style:position="0.5000in"/>
        </style:tab-stops>
      </style:paragraph-properties>
      <style:text-properties style:font-name="Times New Roman" fo:font-size="12.0pt"/>
    </style:style>
    <style:style style:name="T1" style:family="text">
      <style:text-properties style:font-name="Apple Color Emoji" fo:letter-spacing="0.0000in"/>
    </style:style>
    <style:style style:name="T2" style:family="text">
      <style:text-properties fo:letter-spacing="0.0000in"/>
    </style:style>
    <style:style style:name="T3" style:family="text">
      <style:text-properties style:font-name="Menlo" fo:letter-spacing="0.0000in" fo:color="#cdad6a" fo:background-color="#181818"/>
    </style:style>
    <style:style style:name="T4" style:family="text">
      <style:text-properties style:font-name="Apple Color Emoji"/>
    </style:style>
    <style:style style:name="T5" style:family="text">
      <style:text-properties style:font-name="Monaco" fo:letter-spacing="0.0000in" fo:color="#c5c5c5" fo:background-color="#2e2e2e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1. Experiencia sensoria <text:span text:style-name="T1">🎶</text:span><text:span text:style-name="T2"><text:s/>Música sugerida: “Air on the G String” de Johann Sebastian Bach</text:span>.<text:span text:style-name="T3">\n</text:span><text:span text:style-name="T1">🍷</text:span><text:span text:style-name="T2"><text:s/>Vino sugerido: Un tinto joven (preferentemente Tempranillo o Garnacha). </text:span><text:span text:style-name="T3">\n</text:span><text:span text:style-name="T1">🍽</text:span><text:span text:style-name="T2"><text:s/>Maridaje recomendado: Pan artesanal y queso suave (Brie o Camembert joven).</text:span></text:p>
      <text:p text:style-name="P2"/>
      <text:p text:style-name="P1">2: Experiencia sensorial</text:p>
      <text:p text:style-name="P1"><text:span text:style-name="T4">🎶</text:span><text:s/>Música sugerida: “Acoustic Sunrise”<text:span text:style-name="T3">\n</text:span><text:span text:style-name="T4">🍷</text:span><text:s/>Vino sugerido: Blanco seco, servido a 9 °C (<text:span text:style-name="T2">Sauvignon Blanc o Verdejo)</text:span><text:span text:style-name="T3">\n</text:span><text:span text:style-name="T4">🍽</text:span><text:s/>Maridaje sugerido: <text:span text:style-name="T2">Mariscos <text:s/>y ensaladas frescas con frutas, nueces o queso suave.</text:span></text:p>
      <text:p text:style-name="P1"/>
      <text:p text:style-name="P1">3 – Experiencia sensorial</text:p>
      <text:p text:style-name="P1"><text:span text:style-name="T1">🎶</text:span><text:span text:style-name="T2"><text:s/>Música sugerida: “Cello Suite No. 1 in G Major” – J.S. Bach</text:span><text:span text:style-name="T3">\n</text:span><text:span text:style-name="T1">🍷</text:span><text:span text:style-name="T2"><text:s/>Vino sugerido: Tinto crianza servido a 17 °C.</text:span><text:span text:style-name="T3">\n</text:span><text:span text:style-name="T1">🍽</text:span><text:span text:style-name="T2"><text:s/>Maridaje: Carnes blancas, aves o pastas con salsa ligera.</text:span></text:p>
      <text:p text:style-name="P1"/>
      <text:p text:style-name="P1">4 – Experiencia sensorial</text:p>
      <text:p text:style-name="P1"><text:span text:style-name="T1">🎶</text:span><text:span text:style-name="T2"><text:s/>Música sugerida: Miles Davis – “Blue in Green”</text:span><text:span text:style-name="T3">\n</text:span><text:span text:style-name="T1">🍷</text:span><text:span text:style-name="T2"><text:s/>Vino sugerido: Cabernet Sauvignon Reserva</text:span><text:span text:style-name="T3">\n</text:span><text:span text:style-name="T1">🍽</text:span><text:span text:style-name="T2"><text:s/>Maridaje: Entrecot a la parrilla o tabla de quesos curados.</text:span></text:p>
      <text:p text:style-name="P1"/>
      <text:p text:style-name="P1">5 – Experiencia sensorial</text:p>
      <text:p text:style-name="P1"><text:span text:style-name="T1">🎶</text:span><text:span text:style-name="T2"><text:s/>Música sugerida: Bossa Nova – “The Girl from Ipanema”</text:span><text:span text:style-name="T3">\n</text:span><text:span text:style-name="T1">🍷</text:span><text:span text:style-name="T2"><text:s/>Vino sugerido: Sauvignon Blanc joven.</text:span><text:span text:style-name="T3">\n</text:span><text:span text:style-name="T1">🍽</text:span><text:span text:style-name="T2"><text:s/>Maridaje: Ceviche o camarones al ajillo.</text:span></text:p>
      <text:p text:style-name="P1"/>
      <text:p text:style-name="P1">6 – Experiencia sensorial</text:p>
      <text:p text:style-name="P1"><text:span text:style-name="T1">🎶</text:span><text:span text:style-name="T2"><text:s/>Música sugerida: Norah Jones – “Come Away With Me”</text:span><text:span text:style-name="T3">\n</text:span><text:span text:style-name="T1">🍷</text:span><text:span text:style-name="T2"><text:s/>Vino sugerido: Rosado de Garnacha joven.</text:span><text:span text:style-name="T3">\n</text:span><text:span text:style-name="T1">🍽</text:span><text:span text:style-name="T2"><text:s/>Maridaje: Ensalada mediterránea o pizza blanca.</text:span></text:p>
      <text:p text:style-name="P1"/>
      <text:p text:style-name="P1">7 – Experiencia sensorial</text:p>
      <text:p text:style-name="P1"><text:span text:style-name="T1">🎶</text:span><text:span text:style-name="T2"><text:s/>Música sugerida: “Classical Remix – Vivaldi Lounge”</text:span><text:span text:style-name="T3">\n</text:span><text:span text:style-name="T1">🍷</text:span><text:span text:style-name="T2"><text:s/>Vino sugerido: Cava Brut Nature</text:span><text:span text:style-name="T3">\n</text:span><text:span text:style-name="T1">🍽</text:span><text:span text:style-name="T2"><text:s/>Maridaje: Ostras o tartar de salmón.</text:span></text:p>
      <text:p text:style-name="P1"/>
      <text:p text:style-name="P1">8 – Experiencia sensorial</text:p>
      <text:p text:style-name="P1"><text:span text:style-name="T1">🎶</text:span><text:span text:style-name="T2"><text:s/>Música sugerida: Paco de Lucía – “Entre Dos Aguas”</text:span><text:span text:style-name="T3">\n</text:span><text:span text:style-name="T1">🍷</text:span><text:span text:style-name="T2"><text:s/>Vino sugerido: Pedro Ximénez (PX)</text:span><text:span text:style-name="T3">\n</text:span><text:span text:style-name="T1">🍽</text:span><text:span text:style-name="T2"><text:s/>Maridaje: Brownie o queso azul.</text:span></text:p>
      <text:p text:style-name="P1"/>
      <text:p text:style-name="P1">9 – Experiencia sensorial</text:p>
      <text:p text:style-name="P1"><text:span text:style-name="T1">🎶</text:span><text:span text:style-name="T2"><text:s/>Música sugerida: “Clair de Lune” – Claude Debussy</text:span><text:span text:style-name="T3">\n</text:span><text:span text:style-name="T1">🍷</text:span><text:span text:style-name="T2"><text:s/>Vino sugerido: Tinto joven o blanco afrutado</text:span><text:span text:style-name="T3">\n</text:span><text:span text:style-name="T1">🍽</text:span><text:span text:style-name="T2"><text:s/>Maridaje: Frutos secos o pan artesanal neutro.</text:span></text:p>
      <text:p text:style-name="P1"/>
      <text:p text:style-name="P1">10 – Experiencia sensorial</text:p>
      <text:p text:style-name="P1"><text:span text:style-name="T1">🎶</text:span><text:span text:style-name="T2"><text:s/>Música sugerida: “Cold Little Heart” – Michael Kiwanuka</text:span><text:span text:style-name="T3">\n</text:span><text:span text:style-name="T1">🍷</text:span><text:span text:style-name="T2"><text:s/>Vino sugerido: prueba el mismo vino a dos temperaturas distintas (por ejemplo, Chardonnay joven a 8 °C-12 °C).</text:span><text:span text:style-name="T3">\n</text:span><text:span text:style-name="T1">🍽</text:span><text:span text:style-name="T2"><text:s/>Maridaje sugerido:</text:span><text:s/><text:span text:style-name="T2">Queso curado para tintos cálidos y fruta fresca o ceviche para blancos fríos.</text:span></text:p>
      <text:p text:style-name="P1"/>
      <text:p text:style-name="P1">11 – Experiencia sensorial</text:p>
      <text:p text:style-name="P1"><text:span text:style-name="T1">🎶</text:span><text:span text:style-name="T2"><text:s/>Música sugerida: “Experience – Ludovico Einaudi”</text:span><text:span text:style-name="T3">\n</text:span><text:span text:style-name="T1">🍷</text:span><text:span text:style-name="T2"><text:s/>Actividad: prueba el mismo vino en dos copas distintas (ej. Chardonnay en copa ancha vs. estrecha).</text:span><text:span text:style-name="T3">\n</text:span><text:span text:style-name="T1">🍽</text:span><text:span text:style-name="T2"><text:s/>Maridaje sugerido: chocolate negro o frutos secos. Esto ayuda a percibir cómo la copa afecta la integración del sabor con la comida.</text:span></text:p>
      <text:p text:style-name="P1"/>
      <text:p text:style-name="P1">12 – Experiencia sensorial</text:p>
      <text:p text:style-name="P1"><text:span text:style-name="T1">🎶</text:span><text:span text:style-name="T2"><text:s/>Música sugerida: “La Primavera” – Vivaldi</text:span><text:span text:style-name="T3">\n</text:span><text:span text:style-name="T1">🍷</text:span><text:span text:style-name="T2"><text:s/>Vino sugerido: blanco fresco, ligero y aromático (Albariño o Sauvignon Blanc joven).</text:span><text:span text:style-name="T3">\n</text:span><text:span text:style-name="T1">🍽</text:span><text:span text:style-name="T2"><text:s/>Maridaje: uvas frescas, quesos suaves, frutos secos delicados.</text:span></text:p>
      <text:p text:style-name="P1"/>
      <text:p text:style-name="P1">13 – Experiencia sensorial:</text:p>
      <text:p text:style-name="P1"><text:span text:style-name="T1">🎶</text:span><text:span text:style-name="T2"><text:s/>Música sugerida: “Come Away With Me” – Norah Jones</text:span><text:span text:style-name="T3">\n</text:span><text:span text:style-name="T1">🍷</text:span><text:span text:style-name="T2"><text:s/>Reto: elige tu vino favorito y combínalo con 3 alimentos distintos.</text:span><text:span text:style-name="T3">\n</text:span><text:span text:style-name="T1">🍽</text:span><text:span text:style-name="T2"><text:s/>Ejemplo:</text:span><text:s/><text:span text:style-name="T2">Chardonnay joven con sushi, Cabernet Sauvignon con chocolate negro, <text:s/>o Garnacha rosada con ensalada.</text:span></text:p>
      <text:p text:style-name="P1"/>
      <text:p text:style-name="P1">14 – Experiencia sensorial</text:p>
      <text:p text:style-name="P1"><text:span text:style-name="T1">🎶</text:span><text:span text:style-name="T2"><text:s/>Playlist sugerida: “Wine &amp; Chill Sessions”</text:span><text:span text:style-name="T3">\n</text:span><text:span text:style-name="T1">🍷</text:span><text:span text:style-name="T2"><text:s/>Actividad: elige un vino (por ejemplo, un Pinot Noir) y pruébalo con dos géneros musicales distintos: jazz y rock.</text:span><text:span text:style-name="T3">\n</text:span><text:span text:style-name="T1">🍽</text:span><text:span text:style-name="T2"><text:s/>Maridaje opcional: frutos secos o quesos suaves para no interferir con la percepción de los aromas y texturas.</text:span></text:p>
      <text:p text:style-name="P1"/>
      <text:p text:style-name="P1">15 – Experiencia sensorial</text:p>
      <text:p text:style-name="P1"><text:span text:style-name="T1">🎶</text:span><text:span text:style-name="T2"><text:s/>Música sugerida: “Volare” – Gipsy Kings</text:span><text:span text:style-name="T3">\n</text:span><text:span text:style-name="T1">🍷</text:span><text:span text:style-name="T2"><text:s/>Actividad: elige un vino típico de la región que más te atraiga (ej. Malbec de Mendoza, Albariño de Galicia, Chianti de Toscana).</text:span><text:span text:style-name="T3">\n</text:span><text:span text:style-name="T1">🍽</text:span><text:span text:style-name="T2"><text:s/>Maridaje sugerido: platos típicos de la región seleccionada para experimentar la armonía completa.</text:span></text:p>
      <text:p text:style-name="P1"/>
      <text:p text:style-name="P1">16 – Experiencia sensorial</text:p>
      <text:p text:style-name="P1"><text:span text:style-name="T1">🎶</text:span><text:span text:style-name="T2"><text:s/>Música sugerida: “What a Wonderful World – Louis Armstrong”</text:span><text:span text:style-name="T3">\n</text:span><text:span text:style-name="T1">🍷</text:span><text:span text:style-name="T2"><text:s/>Actividad: organiza un mini brindis con 3 amigos.</text:span><text:span text:style-name="T3">\n1. </text:span><text:span text:style-name="T2">Elegid un vino según el tipo de encuentro (blanco fresco, rosado o espumoso).</text:span><text:span text:style-name="T3">\n2. </text:span><text:span text:style-name="T2">Observad la copa, olfatead los aromas y tomad un sorbo lento.</text:span><text:span text:style-name="T3">\n3. </text:span><text:span text:style-name="T2">Realizad el brindis con contacto visual y compartid un recuerdo o anécdota mientras bebéis.</text:span></text:p>
      <text:p text:style-name="P1"/>
      <text:p text:style-name="P1">17 – Experiencia sensorial</text:p>
      <text:p text:style-name="P1"><text:span text:style-name="T1">🎶</text:span><text:span text:style-name="T2"><text:s/>Música sugerida: “La Vie en Rose – Édith Piaf”</text:span><text:span text:style-name="T3">\n</text:span><text:span text:style-name="T1">🍷</text:span><text:span text:style-name="T2"><text:s/>Actividad: toma 3 botellas distintas y analiza sus etiquetas:</text:span><text:span text:style-name="T3">\n1. </text:span><text:span text:style-name="T2">Identifica la denominación de origen y añada.</text:span><text:span text:style-name="T3">\n2. </text:span><text:span text:style-name="T2">Reconoce la variedad de uva y bodega.</text:span><text:span text:style-name="T3">\n3. </text:span><text:span text:style-name="T2">Compara grado alcohólico y notas complementarias.</text:span></text:p>
      <text:p text:style-name="P1"/>
      <text:p text:style-name="P1">18 – Experiencia sensorial</text:p>
      <text:p text:style-name="P1"><text:span text:style-name="T1">🎶</text:span><text:span text:style-name="T2"><text:s/>Música sugerida: “Clair de Lune – Debussy”</text:span><text:span text:style-name="T3">\n</text:span><text:span text:style-name="T1">🍷</text:span><text:span text:style-name="T2"><text:s/>Actividad: prueba un mismo vino bajo distintas condiciones de servicio:</text:span><text:span text:style-name="T3">\n1. </text:span><text:span text:style-name="T2">Guarda una botella en posición vertical y otra horizontal, luego compara su aroma y sabor.</text:span><text:span text:style-name="T3">\n2. </text:span><text:span text:style-name="T2">Prueba un vino a temperatura demasiado fría y otro a temperatura ideal.</text:span><text:span text:style-name="T3">\n3. </text:span><text:span text:style-name="T2">Experimenta decantando un tinto de crianza versus sirviéndolo directamente en la copa.</text:span></text:p>
      <text:p text:style-name="P1"/>
      <text:p text:style-name="P1">19 – Experiencia sensorial</text:p>
      <text:p text:style-name="P1"><text:span text:style-name="T1">🎶</text:span><text:span text:style-name="T2"><text:s/>Música sugerida: “Fly Me to the Moon – Frank Sinatra”</text:span><text:span text:style-name="T3">\n</text:span><text:span text:style-name="T1">🍷</text:span><text:span text:style-name="T2"><text:s/>Actividad: Simula la elección de un vino:</text:span><text:span text:style-name="T3">\n1. </text:span><text:span text:style-name="T2">Escoge un plato principal de un menú ficticio.</text:span><text:span text:style-name="T3">\n2. </text:span><text:span text:style-name="T2">Selecciona tres opciones de vino según ocasión, maridaje y presupuesto.</text:span><text:span text:style-name="T3">\n3. </text:span><text:span text:style-name="T2">Justifica tu elección y, si es posible, realiza una degustación comparativa.</text:span></text:p>
      <text:p text:style-name="P1"/>
      <text:p text:style-name="P1">20 – Experiencia sensorial</text:p>
      <text:p text:style-name="P1"><text:span text:style-name="T1">🎶</text:span><text:span text:style-name="T2"><text:s/>Música sugerida: “Earth Song – Michael Jackson”</text:span><text:span text:style-name="T3">\n</text:span><text:span text:style-name="T1">🍷</text:span><text:span text:style-name="T2"><text:s/>Actividad: Prueba vinos sostenibles y compara con vinos convencionales:</text:span><text:span text:style-name="T3">\n1. </text:span><text:span text:style-name="T2">Degusta un vino ecológico y un vino tradicional del mismo varietal.</text:span><text:span text:style-name="T3">\n2. </text:span><text:span text:style-name="T2">Evalúa aroma, sabor y sensación en boca.</text:span><text:span text:style-name="T3">\n3. </text:span><text:span text:style-name="T2">Reflexiona sobre cómo las prácticas sostenibles influyen en la frescura, expresividad y textura del vino.</text:span></text:p>
      <text:p text:style-name="P1"/>
      <text:p text:style-name="P1">21 – Experiencia sensorial</text:p>
      <text:p text:style-name="P1"><text:span text:style-name="T1">🎶</text:span><text:span text:style-name="T2"><text:s/>Música sugerida: “Autumn Leaves – Miles Davis”</text:span><text:span text:style-name="T5">\n</text:span><text:span text:style-name="T1">🍷</text:span><text:span text:style-name="T2"><text:s/>Actividad: Diseña tu bodega ideal:</text:span><text:span text:style-name="T5">\n1. </text:span><text:span text:style-name="T2">Determina cuántas botellas deseas almacenar y su distribución por tipo.</text:span><text:span text:style-name="T5">\n2. </text:span><text:span text:style-name="T2">Decide la ubicación según temperatura, luz y humedad.</text:span><text:span text:style-name="T5">\n3. </text:span><text:span text:style-name="T2">Planifica la rotación de botellas para consumo a corto y largo plazo.</text:span><text:span text:style-name="T5">\n4.</text:span><text:span text:style-name="T2">Haz un pequeño registro con notas sobre cada vino: añada, bodega, estilo y maridaje recomendado.</text:span></text:p>
      <text:p text:style-name="P1"/>
      <text:p text:style-name="P1">22 – Experiencia sensorial</text:p>
      <text:p text:style-name="P1"><text:span text:style-name="T1">🎶</text:span><text:span text:style-name="T2"><text:s/>Música sugerida: playlist variada según tipo de vino</text:span><text:span text:style-name="T5">\n</text:span><text:span text:style-name="T1">🍷</text:span><text:span text:style-name="T2"><text:s/>Vinos sugeridos: un tinto de crianza, un blanco fresco, un rosado y un espumoso</text:span><text:span text:style-name="T5">\n</text:span><text:span text:style-name="T1">🍽</text:span><text:span text:style-name="T2"><text:s/>Maridaje: queso curado, pescado, ensalada y postre lige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685.1</meta:generator>
    <meta:initial-creator>SEDASER SOLUCIONES INFORMATICAS</meta:initial-creator>
  </office:meta>
</office:document-meta>
</file>